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-1.984cm" fo:orphans="2" fo:widows="2" fo:text-indent="0cm" style:auto-text-indent="false"/>
    </style:style>
    <style:style style:name="P6" style:family="paragraph" style:parent-style-name="Standard" style:master-page-name="">
      <style:paragraph-properties fo:margin-left="0cm" fo:margin-right="-1.984cm" fo:orphans="2" fo:widows="2" fo:text-indent="0cm" style:auto-text-indent="false" style:page-number="auto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/>
    </style:style>
    <style:style style:name="T4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trong_20_Emphasis"><text:span text:style-name="T5">SPECIFICATIONS FONCTIONELLES</text:span></text:span><text:span text:style-name="T7"> </text:span></text:p>
      <text:p text:style-name="P3"/>
      <text:p text:style-name="P2">En cliquant sur une ville , nous aurions toute les hotels accessibles pas notre appli pour cette ville.</text:p>
      <text:p text:style-name="P2">Le visiteur pourra donc naviquer et visualiser plusieurs hotels d'une ville donnée ,</text:p>
      <text:p text:style-name="P2">Prévoir aussi d'afficher des informations détaillées par hotel telles que : tel , adresse, nombre d'étoiles et nombre de chambres disponibles .</text:p>
      <text:p text:style-name="P2"/>
      <text:p text:style-name="P8">Utilisateur non connecté ou individu lambda qui peut naviguer sur votre site et consulter les infos des hotel par la ville .</text:p>
      <text:p text:style-name="P8">Utilisateur connecté donc authentifié qui peut réserver une ou plusieurs chambre .</text:p>
      <text:p text:style-name="P8">Administrateur qui peut changer les photo , modifitier les infos.</text:p>
      <text:p text:style-name="P9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4">SPECIFICATIONS TECHNIQUES / CONCEPTION </text:span></text:span></text:p>
      <text:p text:style-name="P1"><text:span text:style-name="Strong_20_Emphasis"><text:span text:style-name="T1"/></text:span></text:p>
      <text:p text:style-name="P4"><text:span text:style-name="Strong_20_Emphasis"><text:span text:style-name="T2">Spring au niveau du back (java 8, api Rest)</text:span></text:span></text:p>
      <text:list xml:id="list2879444267689637973" text:style-name="L1">
        <text:list-item>
          <text:p text:style-name="P10">Vous pourrez dans un premier temps utiliser une bdd virtuelle mais il faudra in fine utiliser un sgbd type mysql ou mariadb une fois arrivé à la phase commande.</text:p>
        </text:list-item>
        <text:list-item>
          <text:p text:style-name="P10">Comme à notre habitude, ne réinvontons pas la roue aussi utiliser Spring data pour gérer vos entités Jpa une fois crées puis spring data rest pour la gestion des web services associés</text:p>
        </text:list-item>
        <text:list-item>
          <text:p text:style-name="P10">De même, laisser de côté spring security que vous devrez naturellement gérer en fin de dev</text:p>
        </text:list-item>
        <text:list-item>
          <text:p text:style-name="P10">Angular 8 pour le front (bootstrap3, jquery)</text:p>
        </text:list-item>
        <text:list-item>
          <text:p text:style-name="P10">Intégration continue avec Git d'un workflow par équipe, 2 repos (back &amp; front)</text:p>
        </text:list-item>
        <text:list-item>
          <text:p text:style-name="P10">Gestion des photos : elles ne seront pas stocké en base pour ne pas alourdir celle-ci, chaque produit aura un attribut qui pointe sur le fichier correspondant (chemin)</text:p>
        </text:list-item>
        <text:list-item>
          <text:p text:style-name="P10">Pour des raisons de sécurité, ne pas stocker les photos dans le rep static, l'accès sera définitivement verrouillé une fois spring security activé !</text:p>
        </text:list-item>
        <text:list-item>
          <text:p text:style-name="P10">la gestion de l'authentification se fera côté front avec des données fictives locales (tableau avec noms des utilisateurs et leurs rôles : USER et(ou) ADMIN) "3ème Sprint : il faudra le gérer côté back"</text:p>
        </text:list-item>
        <text:list-item>
          <text:p text:style-name="P10">L'utilisateur ou token (user + roles) sera stocké en local storage afin de permettre la navigation sans déconnexion</text:p>
        </text:list-item>
      </text:list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4">Cas utilisateur</text:span></text:span></text:p>
      <text:p text:style-name="P1"><draw:ellipse text:anchor-type="paragraph" draw:z-index="1" draw:style-name="gr1" draw:text-style-name="P11" svg:width="8.03cm" svg:height="2.368cm" svg:x="7.96cm" svg:y="0.302cm"><text:p text:style-name="P11">Qui peut naviguer sur le site <text:s/>consulter</text:p><text:p text:style-name="P11">Les infos</text:p></draw:ellipse><text:span text:style-name="Strong_20_Emphasis"><text:span text:style-name="T4"/></text:span></text:p>
      <text:p text:style-name="P1"><draw:line text:anchor-type="paragraph" draw:z-index="24" draw:style-name="gr3" draw:text-style-name="P11" svg:x1="8.17cm" svg:y1="0.554cm" svg:x2="2.67cm" svg:y2="3.861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rect text:anchor-type="paragraph" draw:z-index="2" draw:style-name="gr1" draw:text-style-name="P11" svg:width="3.77cm" svg:height="0.331cm" svg:x="0.196cm" svg:y="0.109cm"><text:p text:style-name="P11">Visiteur</text:p></draw:rect><text:span text:style-name="Strong_20_Emphasis"><text:span text:style-name="T1"/></text:span></text:p>
      <text:p text:style-name="P1"><draw:custom-shape text:anchor-type="paragraph" draw:z-index="6" draw:style-name="gr2" svg:width="1.041cm" svg:height="1.235cm" svg:x="1.485cm" svg:y="0.116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text:span text:style-name="Strong_20_Emphasis"><text:span text:style-name="T1"/></text:span></text:p>
      <text:p text:style-name="P1"><draw:ellipse text:anchor-type="paragraph" draw:z-index="21" draw:style-name="gr1" draw:text-style-name="P11" svg:width="8.03cm" svg:height="2.368cm" svg:x="8.17cm" svg:y="0.376cm"><text:p text:style-name="P11">Peut voir les hotel le prix ,</text:p><text:p text:style-name="P11">Aussi peut s'inscrire</text:p></draw:ellipse><text:span text:style-name="Strong_20_Emphasis"><text:span text:style-name="T1"/></text:span></text:p>
      <text:p text:style-name="P1"><draw:line text:anchor-type="paragraph" draw:z-index="7" draw:style-name="gr3" draw:text-style-name="P11" svg:x1="1.96cm" svg:y1="0.347cm" svg:x2="1.96cm" svg:y2="2.356cm"><text:p/></draw:line><draw:line text:anchor-type="paragraph" draw:z-index="10" draw:style-name="gr3" draw:text-style-name="P11" svg:x1="1.96cm" svg:y1="0.541cm" svg:x2="2.584cm" svg:y2="1.047cm"><text:p/></draw:line><draw:line text:anchor-type="paragraph" draw:z-index="8" draw:style-name="gr3" draw:text-style-name="P11" svg:x1="1.959cm" svg:y1="0.541cm" svg:x2="1.335cm" svg:y2="1.135cm"><text:p/></draw:line><text:span text:style-name="Strong_20_Emphasis"><text:span text:style-name="T1"/></text:span></text:p>
      <text:p text:style-name="P1"><draw:line text:anchor-type="paragraph" draw:z-index="25" draw:style-name="gr3" draw:text-style-name="P11" svg:x1="8.171cm" svg:y1="0.485cm" svg:x2="2.671cm" svg:y2="0.485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line text:anchor-type="paragraph" draw:z-index="11" draw:style-name="gr3" draw:text-style-name="P11" svg:x1="1.96cm" svg:y1="0.106cm" svg:x2="2.643cm" svg:y2="0.7cm"><text:p/></draw:line><draw:line text:anchor-type="paragraph" draw:z-index="9" draw:style-name="gr3" draw:text-style-name="P11" svg:x1="1.959cm" svg:y1="0.076cm" svg:x2="1.423cm" svg:y2="0.7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ellipse text:anchor-type="paragraph" draw:z-index="23" draw:style-name="gr1" draw:text-style-name="P11" svg:width="8.03cm" svg:height="2.368cm" svg:x="8.26cm" svg:y="0.437cm"><text:p text:style-name="P11">Qui peut connecté authentifié reserver</text:p></draw:ellipse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rect text:anchor-type="paragraph" draw:z-index="3" draw:style-name="gr1" draw:text-style-name="P11" svg:width="3.77cm" svg:height="0.331cm" svg:x="0.136cm" svg:y="0.111cm"><text:p text:style-name="P11">Client</text:p></draw:rect><text:span text:style-name="Strong_20_Emphasis"><text:span text:style-name="T1"/></text:span></text:p>
      <text:p text:style-name="P1"><draw:custom-shape text:anchor-type="paragraph" draw:z-index="5" draw:style-name="gr2" svg:width="1.041cm" svg:height="1.235cm" svg:x="1.572cm" svg:y="0.471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26" draw:style-name="gr3" draw:text-style-name="P11" svg:x1="8.26cm" svg:y1="0.194cm" svg:x2="2.674cm" svg:y2="2.73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line text:anchor-type="paragraph" draw:z-index="12" draw:style-name="gr3" draw:text-style-name="P11" svg:x1="2.11cm" svg:y1="0.018cm" svg:x2="2.11cm" svg:y2="2.149cm"><text:p/></draw:line><draw:line text:anchor-type="paragraph" draw:z-index="13" draw:style-name="gr3" draw:text-style-name="P11" svg:x1="2.109cm" svg:y1="0.448cm" svg:x2="1.543cm" svg:y2="1.042cm"><text:p/></draw:line><draw:line text:anchor-type="paragraph" draw:z-index="14" draw:style-name="gr3" draw:text-style-name="P11" svg:x1="2.11cm" svg:y1="0.538cm" svg:x2="2.674cm" svg:y2="1.042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line text:anchor-type="paragraph" draw:z-index="20" draw:style-name="gr3" draw:text-style-name="P11" svg:x1="2.11cm" svg:y1="0.46cm" svg:x2="2.674cm" svg:y2="1.423cm"><text:p/></draw:line><draw:line text:anchor-type="paragraph" draw:z-index="18" draw:style-name="gr3" draw:text-style-name="P11" svg:x1="2.11cm" svg:y1="0.46cm" svg:x2="1.397cm" svg:y2="1.203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/>
      <text:p text:style-name="P6"><draw:path text:anchor-type="paragraph" draw:z-index="36" draw:style-name="gr3" draw:text-style-name="P11" svg:width="0.664cm" svg:height="0.396cm" svg:x="7.65cm" svg:y="8.625cm" svg:viewBox="0 0 665 397" svg:d="M454 7c-256-65-770 370-186 309l344 16 53 65"><text:p/></draw:path><draw:path text:anchor-type="paragraph" draw:z-index="34" draw:style-name="gr3" draw:text-style-name="P11" svg:width="0.608cm" svg:height="0.369cm" svg:x="11.067cm" svg:y="7.117cm" svg:viewBox="0 0 609 370" svg:d="M0 1c544-18 955 328 186 333l-149 36"><text:p/></draw:path><draw:rect text:anchor-type="paragraph" draw:z-index="32" draw:style-name="gr1" draw:text-style-name="P11" svg:width="4.155cm" svg:height="0.689cm" svg:x="3.658cm" svg:y="5.53cm"><text:p text:style-name="P11">Ville</text:p></draw:rect><draw:rect text:anchor-type="paragraph" draw:z-index="29" draw:style-name="gr1" draw:text-style-name="P11" svg:width="4.155cm" svg:height="3.043cm" svg:x="3.658cm" svg:y="6.218cm"><text:p text:style-name="P11">Id</text:p><text:p text:style-name="P11">Nom</text:p><text:p text:style-name="P11">photo</text:p></draw:rect><draw:line text:anchor-type="paragraph" draw:z-index="28" draw:style-name="gr3" draw:text-style-name="P11" svg:x1="1.841cm" svg:y1="6.322cm" svg:x2="1.305cm" svg:y2="7.066cm"><text:p/></draw:line><draw:ellipse text:anchor-type="paragraph" draw:z-index="22" draw:style-name="gr1" draw:text-style-name="P11" svg:width="9.307cm" svg:height="2.368cm" svg:x="7.699cm" svg:y="1.235cm"><text:p text:style-name="P11">Qui peut changer les photos et modifier les infos</text:p></draw:ellipse><draw:line text:anchor-type="paragraph" draw:z-index="27" draw:style-name="gr3" draw:text-style-name="P11" svg:x1="7.699cm" svg:y1="2.577cm" svg:x2="2.436cm" svg:y2="5.244cm"><text:p/></draw:line><draw:line text:anchor-type="paragraph" draw:z-index="19" draw:style-name="gr3" draw:text-style-name="P11" svg:x1="1.842cm" svg:y1="4.322cm" svg:x2="2.436cm" svg:y2="5.245cm"><text:p/></draw:line><draw:line text:anchor-type="paragraph" draw:z-index="17" draw:style-name="gr3" draw:text-style-name="P11" svg:x1="1.842cm" svg:y1="3.939cm" svg:x2="1.842cm" svg:y2="6.322cm"><text:p/></draw:line><draw:line text:anchor-type="paragraph" draw:z-index="16" draw:style-name="gr3" draw:text-style-name="P11" svg:x1="1.842cm" svg:y1="6.186cm" svg:x2="2.376cm" svg:y2="7.109cm"><text:p/></draw:line><draw:line text:anchor-type="paragraph" draw:z-index="15" draw:style-name="gr3" draw:text-style-name="P11" svg:x1="1.841cm" svg:y1="4.322cm" svg:x2="1.275cm" svg:y2="5.185cm"><text:p/></draw:line><draw:custom-shape text:anchor-type="paragraph" draw:z-index="4" draw:style-name="gr2" svg:width="1.041cm" svg:height="1.235cm" svg:x="1.275cm" svg:y="2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rect text:anchor-type="paragraph" draw:z-index="0" draw:style-name="gr1" draw:text-style-name="P12" svg:width="3.772cm" svg:height="0.332cm" svg:x="0.049cm" svg:y="1.362cm"><text:p text:style-name="P11"><text:span text:style-name="T8">Admin</text:span></text:p></draw:rect><text:span text:style-name="Strong_20_Emphasis"><text:span text:style-name="T1"/></text:span></text:p>
      <text:p text:style-name="P5"><draw:rect text:anchor-type="paragraph" draw:z-index="30" draw:style-name="gr1" draw:text-style-name="P11" svg:width="3.996cm" svg:height="5.187cm" svg:x="11.675cm" svg:y="4.729cm"><text:p text:style-name="P11">Id</text:p><text:p text:style-name="P11">Nom</text:p><text:p text:style-name="P11">Tele</text:p><text:p text:style-name="P11">Photo</text:p><text:p text:style-name="P11">Prix</text:p><text:p text:style-name="P11">Promotion</text:p><text:p text:style-name="P11">Disponible</text:p><text:p text:style-name="P11">Selection</text:p><text:p text:style-name="P11"/></draw:rect><draw:rect text:anchor-type="paragraph" draw:z-index="33" draw:style-name="gr1" draw:text-style-name="P11" svg:width="3.996cm" svg:height="0.583cm" svg:x="11.675cm" svg:y="4.147cm"><text:p text:style-name="P11">Hotel</text:p></draw:rect><draw:line text:anchor-type="paragraph" draw:z-index="35" draw:style-name="gr1" draw:text-style-name="P11" svg:x1="7.997cm" svg:y1="8.301cm" svg:x2="11.675cm" svg:y2="8.301cm"><text:p text:style-name="P11">1</text:p></draw:line><draw:line text:anchor-type="paragraph" draw:z-index="31" draw:style-name="gr1" draw:text-style-name="P12" svg:x1="7.97cm" svg:y1="6.767cm" svg:x2="11.518cm" svg:y2="6.767cm"><text:p text:style-name="P11"><text:span text:style-name="T8">0...*</text:span></text:p></draw:line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 NEANG</meta:initial-creator>
    <meta:creation-date>2019-10-22T12:28:27.71</meta:creation-date>
    <dc:date>2019-10-24T20:22:27.79</dc:date>
    <dc:creator>SREY NEANG</dc:creator>
    <meta:editing-duration>PT7H24M54S</meta:editing-duration>
    <meta:editing-cycles>15</meta:editing-cycles>
    <meta:generator>OpenOffice/4.1.3$Win32 OpenOffice.org_project/413m1$Build-9783</meta:generator>
    <meta:document-statistic meta:table-count="0" meta:image-count="0" meta:object-count="0" meta:page-count="2" meta:paragraph-count="19" meta:word-count="324" meta:character-count="1923"/>
  </office:meta>
</office:document-meta>
</file>